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800" table:style-name="ce1">
            <text:p>8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00" table:style-name="ce1">
            <text:p>20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2990" table:formula="of:=SUM([.E2:.E54])" table:style-name="ce18">
            <text:p>299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3-11T08:17:52Z</dc:date>
    <meta:print-date>2025-02-21T10:24:12Z</meta:print-date>
    <meta:editing-cycles>147</meta:editing-cycles>
    <meta:editing-duration>PT224716S</meta:editing-duration>
  </office:meta>
</office:document-meta>
</file>